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ck again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ck again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5:37:21.973395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09T15:37:52.532560643</dc:date>
    <meta:editing-duration>PT2H30M29S</meta:editing-duration>
    <meta:editing-cycles>12</meta:editing-cycles>
    <meta:generator>LibreOffice/4.2.8.2$Linux_X86_64 LibreOffice_project/420m0$Build-2</meta:generator>
    <meta:document-statistic meta:table-count="1" meta:cell-count="576" meta:object-count="0"/>
  </office:meta>
</office:document-meta>
</file>